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5E5000082EA00000C0FD2189CD9.svm"/>
  <manifest:file-entry manifest:media-type="" manifest:full-path="Pictures/2000003F000019F8000016E1B25DA732.svm"/>
  <manifest:file-entry manifest:media-type="" manifest:full-path="Pictures/2000003F000019F8000016E1F6640E0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1.90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cm, 0cm, 0cm, 0.33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0.692cm"/>
    </style:style>
    <style:style style:name="gr8" style:family="graphic" style:parent-style-name="objectwithoutfill">
      <style:graphic-properties svg:stroke-width="0.03cm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Condensed'" style:font-family-generic="swiss" style:font-pitch="variable" fo:font-style="italic" style:font-style-asian="italic" style:font-style-complex="italic"/>
    </style:style>
    <style:style style:name="P3" style:family="paragraph">
      <style:paragraph-properties fo:text-align="center"/>
      <style:text-properties fo:color="#333333" fo:font-family="'DejaVu Sans Condensed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>
      <style:text-properties fo:color="#ffffff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333333" fo:font-family="'DejaVu Sans Condensed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color="#ffffff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333333" fo:font-family="'DejaVu Sans Condensed'" style:font-family-generic="swiss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3.681cm" svg:height="2.741cm" svg:x="11.596cm" svg:y="5.053cm" svg:viewBox="0 0 3682 2742" svg:d="m3277 1895c451 810-634 747-970 684-359 270-809 180-990-90-287 245-1165 280-991-452-360-180-538-810 90-1082-211-530 517-822 901-541 181-631 965-478 1149 38 451-271 1375 141 811 541 540 270 540 721 0 902z">
            <text:p/>
          </draw:path>
          <draw:path draw:style-name="gr2" draw:text-style-name="P1" draw:layer="layout" svg:width="0.154cm" svg:height="0.248cm" svg:x="14.994cm" svg:y="7.049cm" svg:viewBox="0 0 155 249" svg:d="m71 0c44 86 70 163 84 233l-38 8-40 8c-12-64-37-134-77-214l36-18z">
            <text:p/>
          </draw:path>
          <draw:path draw:style-name="gr2" draw:text-style-name="P1" draw:layer="layout" svg:width="0.135cm" svg:height="0.244cm" svg:x="15.024cm" svg:y="7.372cm" svg:viewBox="0 0 136 245" svg:d="m136 0v15c0 46-7 87-19 125-13 39-30 74-54 105l-32-24-31-24c19-24 33-51 42-80 10-31 15-65 15-102v-12l39-2z">
            <text:p/>
          </draw:path>
          <draw:path draw:style-name="gr2" draw:text-style-name="P1" draw:layer="layout" svg:width="0.246cm" svg:height="0.177cm" svg:x="14.781cm" svg:y="7.621cm" svg:viewBox="0 0 247 178" svg:d="m247 59c-30 27-64 50-102 70s-78 36-120 49l-13-38-12-38c39-11 75-26 108-44 33-16 61-35 88-58l25 29z">
            <text:p/>
          </draw:path>
          <draw:path draw:style-name="gr2" draw:text-style-name="P1" draw:layer="layout" svg:width="0.246cm" svg:height="0.11cm" svg:x="14.48cm" svg:y="7.744cm" svg:viewBox="0 0 247 111" svg:d="m247 77c-78 18-159 28-242 34l-2-40-3-39c77-5 156-15 230-32l8 38z">
            <text:p/>
          </draw:path>
          <draw:path draw:style-name="gr2" draw:text-style-name="P1" draw:layer="layout" svg:width="0.241cm" svg:height="0.086cm" svg:x="14.161cm" svg:y="7.771cm" svg:viewBox="0 0 242 87" svg:d="m242 87h-48c-67 0-134-3-194-8l4-39 3-40c58 5 122 8 187 8 15 0 31 0 47-1l1 40z">
            <text:p/>
          </draw:path>
          <draw:path draw:style-name="gr2" draw:text-style-name="P1" draw:layer="layout" svg:width="0.234cm" svg:height="0.15cm" svg:x="13.856cm" svg:y="7.749cm" svg:viewBox="0 0 235 151" svg:d="m225 93c-29-3-54-7-78-11-36 25-72 49-108 69l-20-34-19-35c39-21 77-46 115-74l4-3c4-5 13-5 20-5 2 0 4 0 7 1 25 5 56 9 89 13l-5 39zm-98 26c5 1 10 2 15 3 5-3 9-7 14-11l-22-31z">
            <text:p/>
          </draw:path>
          <draw:path draw:style-name="gr2" draw:text-style-name="P1" draw:layer="layout" svg:width="0.247cm" svg:height="0.146cm" svg:x="13.572cm" svg:y="7.865cm" svg:viewBox="0 0 248 147" svg:d="m248 71c-79 38-157 62-234 76l-7-38-7-40c71-13 143-35 215-69l17 36z">
            <text:p/>
          </draw:path>
          <draw:path draw:style-name="gr2" draw:text-style-name="P1" draw:layer="layout" svg:width="0.247cm" svg:height="0.1cm" svg:x="13.258cm" svg:y="7.924cm" svg:viewBox="0 0 248 101" svg:d="m248 99c-20 1-40 2-60 2-65 0-129-8-188-25l10-38 11-38c52 14 108 23 167 23 18 0 35-2 54-2l3 38z">
            <text:p/>
          </draw:path>
          <draw:path draw:style-name="gr2" draw:text-style-name="P1" draw:layer="layout" svg:width="0.235cm" svg:height="0.2cm" svg:x="12.974cm" svg:y="7.771cm" svg:viewBox="0 0 236 201" svg:d="m204 201c-77-34-147-84-204-148l29-26 30-27c49 55 110 98 177 128l-15 35z">
            <text:p/>
          </draw:path>
          <draw:path draw:style-name="gr2" draw:text-style-name="P1" draw:layer="layout" svg:width="0.247cm" svg:height="0.166cm" svg:x="12.73cm" svg:y="7.718cm" svg:viewBox="0 0 248 167" svg:d="m248 61c-31 25-66 46-105 64s-81 32-124 42l-10-38-9-39c39-9 75-21 109-37s64-32 90-53l24 31z">
            <text:p/>
          </draw:path>
          <draw:path draw:style-name="gr2" draw:text-style-name="P1" draw:layer="layout" svg:width="0.247cm" svg:height="0.086cm" svg:x="12.419cm" svg:y="7.822cm" svg:viewBox="0 0 248 87" svg:d="m248 78c-42 6-83 9-127 9-39 0-80-3-121-8l5-39 5-39c37 4 75 7 111 7 39 0 78-3 116-8l5 39z">
            <text:p/>
          </draw:path>
          <draw:path draw:style-name="gr2" draw:text-style-name="P1" draw:layer="layout" svg:width="0.248cm" svg:height="0.154cm" svg:x="12.106cm" svg:y="7.732cm" svg:viewBox="0 0 249 155" svg:d="m233 155c-82-17-162-46-233-86l19-35 20-34c64 36 136 63 210 78l-8 39z">
            <text:p/>
          </draw:path>
          <draw:path draw:style-name="gr2" draw:text-style-name="P1" draw:layer="layout" svg:width="0.214cm" svg:height="0.226cm" svg:x="11.867cm" svg:y="7.529cm" svg:viewBox="0 0 215 227" svg:d="m169 227c-68-50-126-112-169-187l35-19 34-21c37 65 87 119 146 163l-23 31z">
            <text:p/>
          </draw:path>
          <draw:path draw:style-name="gr2" draw:text-style-name="P1" draw:layer="layout" svg:width="0.116cm" svg:height="0.244cm" svg:x="11.788cm" svg:y="7.248cm" svg:viewBox="0 0 117 245" svg:d="m43 245c-28-69-43-149-43-237v-8h40l39 1v7c0 78 13 147 38 209l-38 14z">
            <text:p/>
          </draw:path>
          <draw:path draw:style-name="gr2" draw:text-style-name="P1" draw:layer="layout" svg:width="0.248cm" svg:height="0.2cm" svg:x="11.625cm" svg:y="6.991cm" svg:viewBox="0 0 249 201" svg:d="m169 170 36 4 4-8-38-5c-2 2-2 6-2 9zm78 9-39-5h-3l-13 27c-71-34-136-84-192-148l29-26 30-27c49 55 106 100 168 130 1 1 2 1 2 2 0 8 11 8 15 14s5 13 5 20c0 2 0 3-1 5 0 3 0 5-1 8z">
            <text:p/>
          </draw:path>
          <draw:path draw:style-name="gr2" draw:text-style-name="P1" draw:layer="layout" svg:width="0.174cm" svg:height="0.246cm" svg:x="11.462cm" svg:y="6.732cm" svg:viewBox="0 0 175 247" svg:d="m110 247c-47-67-85-143-110-224l37-12 38-11c23 73 57 140 100 201l-33 22z">
            <text:p/>
          </draw:path>
          <draw:path draw:style-name="gr2" draw:text-style-name="P1" draw:layer="layout" svg:width="0.092cm" svg:height="0.248cm" svg:x="11.425cm" svg:y="6.426cm" svg:viewBox="0 0 93 249" svg:d="m17 249c-12-50-17-102-17-154 0-32 2-63 6-95l39 5 40 6c-4 28-6 56-6 84 0 47 5 93 14 139l-38 7z">
            <text:p/>
          </draw:path>
          <draw:path draw:style-name="gr2" draw:text-style-name="P1" draw:layer="layout" svg:width="0.172cm" svg:height="0.246cm" svg:x="11.447cm" svg:y="6.118cm" svg:viewBox="0 0 173 247" svg:d="m0 226c21-79 56-155 109-226l32 25 32 23c-48 63-78 129-96 199l-39-11z">
            <text:p/>
          </draw:path>
          <draw:path draw:style-name="gr2" draw:text-style-name="P1" draw:layer="layout" svg:width="0.234cm" svg:height="0.202cm" svg:x="11.61cm" svg:y="5.908cm" svg:viewBox="0 0 235 203" svg:d="m0 148c52-55 117-105 196-148l19 34 20 35c-72 40-131 84-178 134l-28-27z">
            <text:p/>
          </draw:path>
          <draw:path draw:style-name="gr2" draw:text-style-name="P1" draw:layer="layout" svg:width="0.122cm" svg:height="0.254cm" svg:x="11.84cm" svg:y="5.687cm" svg:viewBox="0 0 123 255" svg:d="m43 183 15 36 26-12-15-35c-9 3-18 7-26 11zm32 72-17-36v0l-10 4c-34-80-48-154-48-223h40 39c0 59 13 124 42 193 2 6 2 10 2 14 0 9-2 15-4 21s-9 10-15 15c-2 0-3 0-5 2-8 2-16 6-24 10z">
            <text:p/>
          </draw:path>
          <draw:path draw:style-name="gr2" draw:text-style-name="P1" draw:layer="layout" svg:width="0.176cm" svg:height="0.24cm" svg:x="11.848cm" svg:y="5.376cm" svg:viewBox="0 0 177 241" svg:d="m0 226c8-45 23-86 44-124s46-71 77-102l27 27 29 28c-26 26-48 54-64 85-17 31-29 65-36 101l-38-8z">
            <text:p/>
          </draw:path>
          <draw:path draw:style-name="gr2" draw:text-style-name="P1" draw:layer="layout" svg:width="0.246cm" svg:height="0.168cm" svg:x="12.033cm" svg:y="5.214cm" svg:viewBox="0 0 247 169" svg:d="m0 105c65-48 143-84 228-105l9 38 10 38c-74 19-143 51-200 93l-24-32z">
            <text:p/>
          </draw:path>
          <draw:path draw:style-name="gr2" draw:text-style-name="P1" draw:layer="layout" svg:width="0.248cm" svg:height="0.088cm" svg:x="12.342cm" svg:y="5.189cm" svg:viewBox="0 0 249 89" svg:d="m0 9c39-6 79-9 117-9 44 0 88 4 132 11l-6 39-7 39c-39-6-79-9-119-9-35 0-70 2-105 7l-6-39z">
            <text:p/>
          </draw:path>
          <draw:path draw:style-name="gr2" draw:text-style-name="P1" draw:layer="layout" svg:width="0.257cm" svg:height="0.19cm" svg:x="12.651cm" svg:y="5.218cm" svg:viewBox="0 0 258 191" svg:d="m21 0c78 21 154 56 221 104l-19 27 35 12c-1 2-1 4-2 5-1 3-2 5-3 9-23 70-8 10-14 14s-14 5-20 5-14-2-20-5c-1-1-2-1-3-2-60-43-127-73-196-92l10-39zm209 98 4-5-2-1-37-13c-1 2-2 5-2 7z">
            <text:p/>
          </draw:path>
          <draw:path draw:style-name="gr2" draw:text-style-name="P1" draw:layer="layout" svg:width="0.206cm" svg:height="0.229cm" svg:x="12.868cm" svg:y="5.061cm" svg:viewBox="0 0 207 230" svg:d="m0 194c19-39 43-75 71-107 26-33 56-62 88-87l24 32 24 31c-27 22-53 46-76 74-23 29-44 60-60 93l-36-17z">
            <text:p/>
          </draw:path>
          <draw:path draw:style-name="gr2" draw:text-style-name="P1" draw:layer="layout" svg:width="0.248cm" svg:height="0.148cm" svg:x="13.097cm" svg:y="4.933cm" svg:viewBox="0 0 249 149" svg:d="m0 81c73-42 153-69 237-81l6 39 6 39c-74 11-146 35-209 71l-19-34z">
            <text:p/>
          </draw:path>
          <draw:path draw:style-name="gr2" draw:text-style-name="P1" draw:layer="layout" svg:width="0.245cm" svg:height="0.108cm" svg:x="13.418cm" svg:y="4.925cm" svg:viewBox="0 0 246 109" svg:d="m0 0h23c75 0 150 11 223 34l-11 37-12 38c-65-20-132-30-200-30-6 0-14 0-21 1l-1-40z">
            <text:p/>
          </draw:path>
          <draw:path draw:style-name="gr2" draw:text-style-name="P1" draw:layer="layout" svg:width="0.239cm" svg:height="0.193cm" svg:x="13.71cm" svg:y="4.988cm" svg:viewBox="0 0 240 194" svg:d="m31 0c76 33 148 79 209 137l-27 29-27 28c-54-52-117-93-186-121l17-37z">
            <text:p/>
          </draw:path>
          <draw:path draw:style-name="gr2" draw:text-style-name="P1" draw:layer="layout" svg:width="0.174cm" svg:height="0.252cm" svg:x="13.946cm" svg:y="5.186cm" svg:viewBox="0 0 175 253" svg:d="m60 0c47 57 87 124 115 199l-19 6 19 33c-6 3-12 7-18 9s-12 6-19 6-13-2-19-6-12-8-16-14c-1-2-1-4-2-6-26-68-60-126-101-177l29-25zm109 188 18-8-1-2-18-34c-6 3-12 6-18 10z">
            <text:p/>
          </draw:path>
          <draw:path draw:style-name="gr2" draw:text-style-name="P1" draw:layer="layout" svg:width="0.246cm" svg:height="0.118cm" svg:x="14.161cm" svg:y="5.275cm" svg:viewBox="0 0 247 119" svg:d="m0 45c77-28 160-43 245-45l1 40 1 39c-76 2-151 14-220 40l-14-37z">
            <text:p/>
          </draw:path>
          <draw:path draw:style-name="gr2" draw:text-style-name="P1" draw:layer="layout" svg:width="0.247cm" svg:height="0.12cm" svg:x="14.482cm" svg:y="5.277cm" svg:viewBox="0 0 248 121" svg:d="m5 0c83 5 164 21 243 46l-12 37-11 38c-73-23-148-37-225-42l3-40z">
            <text:p/>
          </draw:path>
          <draw:path draw:style-name="gr2" draw:text-style-name="P1" draw:layer="layout" svg:width="0.245cm" svg:height="0.183cm" svg:x="14.779cm" svg:y="5.35cm" svg:viewBox="0 0 246 184" svg:d="m29 0c80 32 154 73 217 121l-25 32-23 31c-57-44-125-82-198-111l14-37z">
            <text:p/>
          </draw:path>
          <draw:path draw:style-name="gr2" draw:text-style-name="P1" draw:layer="layout" svg:width="0.19cm" svg:height="0.237cm" svg:x="15.032cm" svg:y="5.524cm" svg:viewBox="0 0 191 238" svg:d="m55 0c34 33 62 67 85 103 23 37 41 76 51 116l-38 9-38 10c-9-31-23-63-42-93-19-30-44-60-73-88l27-28z">
            <text:p/>
          </draw:path>
          <draw:path draw:style-name="gr2" draw:text-style-name="P1" draw:layer="layout" svg:width="0.157cm" svg:height="0.238cm" svg:x="15.075cm" svg:y="5.829cm" svg:viewBox="0 0 158 239" svg:d="m158 1c-1 40-9 81-25 121-16 39-40 79-73 117l-31-25-29-26c27-31 47-64 60-96 13-31 19-61 19-92l40 1z">
            <text:p/>
          </draw:path>
          <draw:path draw:style-name="gr2" draw:text-style-name="P1" draw:layer="layout" svg:width="0.216cm" svg:height="0.225cm" svg:x="15.086cm" svg:y="6.061cm" svg:viewBox="0 0 217 226" svg:d="m43 0c32 21 63 47 93 79 29 30 56 65 81 104l-33 22-33 21c-22-35-47-67-72-93s-52-49-79-66l21-34z">
            <text:p/>
          </draw:path>
          <draw:path draw:style-name="gr2" draw:text-style-name="P1" draw:layer="layout" svg:width="0.144cm" svg:height="0.248cm" svg:x="15.275cm" svg:y="6.317cm" svg:viewBox="0 0 145 249" svg:d="m71 0c36 73 64 155 74 238l-39 5-39 6c-10-74-34-147-67-213l35-17z">
            <text:p/>
          </draw:path>
          <draw:path draw:style-name="gr2" draw:text-style-name="P1" draw:layer="layout" svg:width="0.137cm" svg:height="0.246cm" svg:x="15.287cm" svg:y="6.638cm" svg:viewBox="0 0 138 247" svg:d="m138 1c-1 43-7 85-19 126-11 42-28 82-52 120l-34-22-33-22c19-30 34-64 44-98 9-34 14-69 15-105l39 1z">
            <text:p/>
          </draw:path>
          <draw:path draw:style-name="gr2" draw:text-style-name="P1" draw:layer="layout" svg:width="0.239cm" svg:height="0.189cm" svg:x="15.06cm" svg:y="6.897cm" svg:viewBox="0 0 240 190" svg:d="m240 55c-27 27-57 52-92 75s-75 43-119 60l-15-37-14-36c39-16 75-33 105-54 30-19 55-40 78-63l28 27z">
            <text:p/>
          </draw:path>
        </draw:g>
        <draw:frame draw:style-name="gr3" draw:text-style-name="P1" draw:layer="layout" svg:width="3cm" svg:height="1.98cm" svg:x="7.3cm" svg:y="5.925cm">
          <draw:image xlink:href="Pictures/2000003F000019F8000016E1B25DA732.svm" xlink:type="simple" xlink:show="embed" xlink:actuate="onLoad">
            <text:p/>
          </draw:image>
        </draw:frame>
        <draw:g>
          <draw:path draw:style-name="gr1" draw:text-style-name="P1" draw:layer="layout" svg:width="5.522cm" svg:height="4.112cm" svg:x="1.307cm" svg:y="1.217cm" svg:viewBox="0 0 5523 4113" svg:d="m4916 2843c676 1215-951 1120-1455 1025-539 406-1214 270-1485-135-431 368-1748 421-1486-677-540-270-808-1216 135-1623-317-795 775-1233 1351-812 271-946 1447-717 1724 57 676-406 2062 212 1216 812 810 405 810 1081 0 1353z">
            <text:p/>
          </draw:path>
          <draw:path draw:style-name="gr2" draw:text-style-name="P1" draw:layer="layout" svg:width="0.232cm" svg:height="0.372cm" svg:x="6.404cm" svg:y="4.211cm" svg:viewBox="0 0 233 373" svg:d="m107 0c65 129 104 245 126 350l-58 11-59 12c-18-95-56-201-116-321l54-26z">
            <text:p/>
          </draw:path>
          <draw:path draw:style-name="gr2" draw:text-style-name="P1" draw:layer="layout" svg:width="0.203cm" svg:height="0.366cm" svg:x="6.448cm" svg:y="4.696cm" svg:viewBox="0 0 204 367" svg:d="m204 0v23c0 69-10 130-28 187-20 58-46 111-81 157l-48-36-47-35c28-37 49-77 63-121 15-46 23-97 23-152v-18l58-3z">
            <text:p/>
          </draw:path>
          <draw:path draw:style-name="gr2" draw:text-style-name="P1" draw:layer="layout" svg:width="0.37cm" svg:height="0.266cm" svg:x="6.084cm" svg:y="5.069cm" svg:viewBox="0 0 371 267" svg:d="m371 89c-45 40-97 75-154 104s-116 54-180 74l-19-57-18-57c58-16 112-39 162-66 49-24 92-53 132-87l38 44z">
            <text:p/>
          </draw:path>
          <draw:path draw:style-name="gr2" draw:text-style-name="P1" draw:layer="layout" svg:width="0.37cm" svg:height="0.165cm" svg:x="5.632cm" svg:y="5.253cm" svg:viewBox="0 0 371 166" svg:d="m371 115c-117 28-239 43-363 51l-3-59-5-59c116-8 234-22 345-48l12 57z">
            <text:p/>
          </draw:path>
          <draw:path draw:style-name="gr2" draw:text-style-name="P1" draw:layer="layout" svg:width="0.362cm" svg:height="0.129cm" svg:x="5.154cm" svg:y="5.294cm" svg:viewBox="0 0 363 130" svg:d="m363 130h-72c-101 0-201-4-291-12l6-58 5-60c87 8 182 12 280 12 23 0 46 0 70-1l2 60z">
            <text:p/>
          </draw:path>
          <draw:path draw:style-name="gr2" draw:text-style-name="P1" draw:layer="layout" svg:width="0.351cm" svg:height="0.225cm" svg:x="4.696cm" svg:y="5.261cm" svg:viewBox="0 0 352 226" svg:d="m337 140c-43-5-81-11-116-17-54 38-109 73-163 103l-29-51-29-52c58-32 116-69 173-111l5-4c7-8 20-8 30-8 3 0 6 0 11 2 38 7 84 13 133 19l-7 59zm-147 38c7 2 15 3 23 5 7-5 13-11 21-16l-34-47z">
            <text:p/>
          </draw:path>
          <draw:path draw:style-name="gr2" draw:text-style-name="P1" draw:layer="layout" svg:width="0.371cm" svg:height="0.22cm" svg:x="4.27cm" svg:y="5.435cm" svg:viewBox="0 0 372 221" svg:d="m372 107c-118 56-236 92-351 114l-10-58-11-59c106-20 214-53 323-104l25 54z">
            <text:p/>
          </draw:path>
          <draw:path draw:style-name="gr2" draw:text-style-name="P1" draw:layer="layout" svg:width="0.371cm" svg:height="0.151cm" svg:x="3.799cm" svg:y="5.523cm" svg:viewBox="0 0 372 152" svg:d="m372 149c-30 1-60 3-90 3-98 0-193-12-282-38l15-57 17-57c78 21 162 34 250 34 27 0 53-2 81-3l5 58z">
            <text:p/>
          </draw:path>
          <draw:path draw:style-name="gr2" draw:text-style-name="P1" draw:layer="layout" svg:width="0.353cm" svg:height="0.3cm" svg:x="3.373cm" svg:y="5.294cm" svg:viewBox="0 0 354 301" svg:d="m306 301c-116-51-220-126-306-221l44-40 45-40c73 83 164 147 265 192l-23 53z">
            <text:p/>
          </draw:path>
          <draw:path draw:style-name="gr2" draw:text-style-name="P1" draw:layer="layout" svg:width="0.371cm" svg:height="0.249cm" svg:x="3.007cm" svg:y="5.215cm" svg:viewBox="0 0 372 250" svg:d="m372 92c-47 37-99 69-158 95s-121 48-185 63l-15-57-14-58c58-14 113-32 164-55s95-49 135-80l36 46z">
            <text:p/>
          </draw:path>
          <draw:path draw:style-name="gr2" draw:text-style-name="P1" draw:layer="layout" svg:width="0.371cm" svg:height="0.129cm" svg:x="2.541cm" svg:y="5.371cm" svg:viewBox="0 0 372 130" svg:d="m372 117c-63 9-125 13-190 13-59 0-121-4-182-12l8-58 7-58c55 6 112 10 167 10 58 0 117-4 173-12l8 58z">
            <text:p/>
          </draw:path>
          <draw:path draw:style-name="gr2" draw:text-style-name="P1" draw:layer="layout" svg:width="0.373cm" svg:height="0.232cm" svg:x="2.071cm" svg:y="5.236cm" svg:viewBox="0 0 374 233" svg:d="m349 233c-122-26-242-70-349-130l29-52 29-51c97 54 205 94 316 117l-13 58z">
            <text:p/>
          </draw:path>
          <draw:path draw:style-name="gr2" draw:text-style-name="P1" draw:layer="layout" svg:width="0.322cm" svg:height="0.34cm" svg:x="1.713cm" svg:y="4.931cm" svg:viewBox="0 0 323 341" svg:d="m253 341c-101-76-189-169-253-281l52-29 51-31c56 98 131 179 220 244l-35 47z">
            <text:p/>
          </draw:path>
          <draw:path draw:style-name="gr2" draw:text-style-name="P1" draw:layer="layout" svg:width="0.174cm" svg:height="0.367cm" svg:x="1.595cm" svg:y="4.509cm" svg:viewBox="0 0 175 368" svg:d="m64 368c-41-104-64-224-64-356v-12h60l59 2v10c0 117 19 221 56 313l-56 22z">
            <text:p/>
          </draw:path>
          <draw:path draw:style-name="gr2" draw:text-style-name="P1" draw:layer="layout" svg:width="0.373cm" svg:height="0.301cm" svg:x="1.35cm" svg:y="4.124cm" svg:viewBox="0 0 374 302" svg:d="m254 255 54 6 6-12-58-8c-2 4-2 9-2 14zm117 13-59-7h-4l-20 41c-106-52-204-127-288-222l44-40 45-40c73 83 158 150 251 195 2 1 3 1 3 3 0 12 17 12 23 21s8 19 8 30c0 3 0 4-2 7 0 5 0 8-1 12z">
            <text:p/>
          </draw:path>
          <draw:path draw:style-name="gr2" draw:text-style-name="P1" draw:layer="layout" svg:width="0.261cm" svg:height="0.369cm" svg:x="1.106cm" svg:y="3.736cm" svg:viewBox="0 0 262 370" svg:d="m165 370c-70-100-127-214-165-335l55-18 57-17c35 109 86 210 150 301l-49 33z">
            <text:p/>
          </draw:path>
          <draw:path draw:style-name="gr2" draw:text-style-name="P1" draw:layer="layout" svg:width="0.138cm" svg:height="0.373cm" svg:x="1.05cm" svg:y="3.277cm" svg:viewBox="0 0 139 374" svg:d="m25 374c-17-75-25-153-25-231 0-48 3-95 9-143l58 8 60 9c-6 41-9 84-9 126 0 70 8 139 21 208l-56 11z">
            <text:p/>
          </draw:path>
          <draw:path draw:style-name="gr2" draw:text-style-name="P1" draw:layer="layout" svg:width="0.258cm" svg:height="0.369cm" svg:x="1.083cm" svg:y="2.815cm" svg:viewBox="0 0 259 370" svg:d="m0 339c32-118 84-233 164-339l47 37 48 35c-71 94-117 193-144 298l-58-16z">
            <text:p/>
          </draw:path>
          <draw:path draw:style-name="gr2" draw:text-style-name="P1" draw:layer="layout" svg:width="0.351cm" svg:height="0.303cm" svg:x="1.328cm" svg:y="2.499cm" svg:viewBox="0 0 352 304" svg:d="m0 222c78-82 176-158 294-222l29 51 29 52c-107 60-196 127-266 201l-43-40z">
            <text:p/>
          </draw:path>
          <draw:path draw:style-name="gr2" draw:text-style-name="P1" draw:layer="layout" svg:width="0.184cm" svg:height="0.381cm" svg:x="1.673cm" svg:y="2.168cm" svg:viewBox="0 0 185 382" svg:d="m64 275 23 53 39-17-23-53c-13 4-26 10-39 17zm48 107-25-54v0l-15 6c-51-119-72-231-72-334h60 58c0 89 20 186 63 290 3 8 4 14 4 21 0 13-3 22-7 31s-13 15-22 22c-3 1-4 1-7 3-13 4-25 10-37 15z">
            <text:p/>
          </draw:path>
          <draw:path draw:style-name="gr2" draw:text-style-name="P1" draw:layer="layout" svg:width="0.264cm" svg:height="0.36cm" svg:x="1.685cm" svg:y="1.702cm" svg:viewBox="0 0 265 361" svg:d="m0 339c12-67 35-129 66-186s69-107 115-153l41 41 43 42c-38 38-71 81-95 127-26 46-44 97-54 151l-58-11z">
            <text:p/>
          </draw:path>
          <draw:path draw:style-name="gr2" draw:text-style-name="P1" draw:layer="layout" svg:width="0.37cm" svg:height="0.252cm" svg:x="1.962cm" svg:y="1.459cm" svg:viewBox="0 0 371 253" svg:d="m0 158c98-72 214-126 342-158l13 57 16 57c-112 29-215 76-301 139l-35-47z">
            <text:p/>
          </draw:path>
          <draw:path draw:style-name="gr2" draw:text-style-name="P1" draw:layer="layout" svg:width="0.373cm" svg:height="0.132cm" svg:x="2.425cm" svg:y="1.421cm" svg:viewBox="0 0 374 133" svg:d="m0 14c58-9 118-14 176-14 66 0 132 6 198 17l-10 58-10 58c-58-9-118-13-178-13-53 0-106 3-158 10l-9-58z">
            <text:p/>
          </draw:path>
          <draw:path draw:style-name="gr2" draw:text-style-name="P1" draw:layer="layout" svg:width="0.386cm" svg:height="0.286cm" svg:x="2.889cm" svg:y="1.464cm" svg:viewBox="0 0 387 287" svg:d="m32 0c117 32 230 84 331 156l-29 40 53 19c-1 3-1 6-3 7-1 5-3 8-4 13-35 106-12 15-22 21s-20 8-30 8-20-3-29-8c-2-1-3-1-5-3-90-64-190-109-294-138l15-58zm313 147 6-8-3-1-55-19c-2 3-3 7-3 10z">
            <text:p/>
          </draw:path>
          <draw:path draw:style-name="gr2" draw:text-style-name="P1" draw:layer="layout" svg:width="0.31cm" svg:height="0.344cm" svg:x="3.215cm" svg:y="1.229cm" svg:viewBox="0 0 311 345" svg:d="m0 291c29-58 64-112 106-161 39-49 84-92 133-130l35 48 37 46c-41 33-80 70-115 112-34 43-66 89-90 139l-54-26z">
            <text:p/>
          </draw:path>
          <draw:path draw:style-name="gr2" draw:text-style-name="P1" draw:layer="layout" svg:width="0.373cm" svg:height="0.223cm" svg:x="3.558cm" svg:y="1.037cm" svg:viewBox="0 0 374 224" svg:d="m0 121c109-63 230-103 355-121l9 58 10 59c-112 16-219 52-314 107l-29-52z">
            <text:p/>
          </draw:path>
          <draw:path draw:style-name="gr2" draw:text-style-name="P1" draw:layer="layout" svg:width="0.368cm" svg:height="0.163cm" svg:x="4.039cm" svg:y="1.025cm" svg:viewBox="0 0 369 164" svg:d="m0 0h35c112 0 225 17 334 51l-17 56-17 57c-98-31-199-46-300-46-10 0-21 0-32 2l-1-60z">
            <text:p/>
          </draw:path>
          <draw:path draw:style-name="gr2" draw:text-style-name="P1" draw:layer="layout" svg:width="0.359cm" svg:height="0.29cm" svg:x="4.477cm" svg:y="1.119cm" svg:viewBox="0 0 360 291" svg:d="m47 0c114 49 221 118 313 206l-40 43-41 42c-81-78-176-139-279-182l25-55z">
            <text:p/>
          </draw:path>
          <draw:path draw:style-name="gr2" draw:text-style-name="P1" draw:layer="layout" svg:width="0.261cm" svg:height="0.378cm" svg:x="4.832cm" svg:y="1.416cm" svg:viewBox="0 0 262 379" svg:d="m90 0c71 86 131 186 172 299l-28 9 28 49c-9 5-17 10-26 14s-19 8-29 8-20-3-29-8-17-12-23-21c-2-3-2-6-3-9-39-102-91-189-152-266l44-37zm163 281 27-11-1-3-28-52c-9 5-18 9-27 15z">
            <text:p/>
          </draw:path>
          <draw:path draw:style-name="gr2" draw:text-style-name="P1" draw:layer="layout" svg:width="0.37cm" svg:height="0.177cm" svg:x="5.154cm" svg:y="1.55cm" svg:viewBox="0 0 371 178" svg:d="m0 67c115-42 240-64 368-67l1 60 2 58c-115 3-227 22-331 60l-20-55z">
            <text:p/>
          </draw:path>
          <draw:path draw:style-name="gr2" draw:text-style-name="P1" draw:layer="layout" svg:width="0.371cm" svg:height="0.18cm" svg:x="5.636cm" svg:y="1.553cm" svg:viewBox="0 0 372 181" svg:d="m8 0c124 8 246 32 364 69l-18 55-17 57c-109-34-222-55-337-63l5-60z">
            <text:p/>
          </draw:path>
          <draw:path draw:style-name="gr2" draw:text-style-name="P1" draw:layer="layout" svg:width="0.368cm" svg:height="0.275cm" svg:x="6.081cm" svg:y="1.663cm" svg:viewBox="0 0 369 276" svg:d="m43 0c121 48 231 109 326 181l-37 48-35 47c-86-66-188-123-297-167l21-55z">
            <text:p/>
          </draw:path>
          <draw:path draw:style-name="gr2" draw:text-style-name="P1" draw:layer="layout" svg:width="0.285cm" svg:height="0.356cm" svg:x="6.46cm" svg:y="1.924cm" svg:viewBox="0 0 286 357" svg:d="m83 0c50 49 93 101 127 155 35 55 61 113 76 173l-56 14-58 15c-13-47-34-95-62-139-29-46-66-91-110-132l41-43z">
            <text:p/>
          </draw:path>
          <draw:path draw:style-name="gr2" draw:text-style-name="P1" draw:layer="layout" svg:width="0.236cm" svg:height="0.358cm" svg:x="6.525cm" svg:y="2.381cm" svg:viewBox="0 0 237 359" svg:d="m237 2c-1 59-13 121-38 181-23 58-60 118-109 176l-46-38-44-39c40-47 70-96 90-144 19-46 28-92 29-138l59 2z">
            <text:p/>
          </draw:path>
          <draw:path draw:style-name="gr2" draw:text-style-name="P1" draw:layer="layout" svg:width="0.325cm" svg:height="0.338cm" svg:x="6.542cm" svg:y="2.729cm" svg:viewBox="0 0 326 339" svg:d="m64 0c48 31 95 71 140 118 43 46 84 98 122 157l-50 32-49 32c-34-52-71-100-109-140s-78-73-118-99l32-51z">
            <text:p/>
          </draw:path>
          <draw:path draw:style-name="gr2" draw:text-style-name="P1" draw:layer="layout" svg:width="0.216cm" svg:height="0.372cm" svg:x="6.825cm" svg:y="3.113cm" svg:viewBox="0 0 217 373" svg:d="m106 0c55 110 96 233 111 357l-58 8-58 8c-15-111-52-220-101-319l52-26z">
            <text:p/>
          </draw:path>
          <draw:path draw:style-name="gr2" draw:text-style-name="P1" draw:layer="layout" svg:width="0.206cm" svg:height="0.369cm" svg:x="6.843cm" svg:y="3.595cm" svg:viewBox="0 0 207 370" svg:d="m207 2c-2 64-11 127-28 188-17 63-43 123-79 180l-51-33-49-32c29-46 51-96 66-147 14-51 21-104 23-158l58 2z">
            <text:p/>
          </draw:path>
          <draw:path draw:style-name="gr2" draw:text-style-name="P1" draw:layer="layout" svg:width="0.359cm" svg:height="0.284cm" svg:x="6.503cm" svg:y="3.983cm" svg:viewBox="0 0 360 285" svg:d="m360 83c-40 40-86 78-138 112s-112 64-179 90l-22-55-21-55c58-23 112-49 158-80 44-29 82-60 116-95l43 41z">
            <text:p/>
          </draw:path>
        </draw:g>
        <draw:frame draw:style-name="gr4" draw:text-style-name="P3" draw:layer="layout" svg:width="2.404cm" svg:height="0.747cm" svg:x="2.766cm" svg:y="2.175cm">
          <draw:text-box>
            <text:p text:style-name="P2"><text:span text:style-name="T1">Internet</text:span></text:p>
          </draw:text-box>
        </draw:frame>
        <draw:frame draw:style-name="gr5" draw:text-style-name="P1" draw:layer="layout" svg:width="3cm" svg:height="1.98cm" svg:x="6.05cm" svg:y="2.8cm">
          <draw:image xlink:href="Pictures/2000003F000019F8000016E1F6640E0E.svm" xlink:type="simple" xlink:show="embed" xlink:actuate="onLoad">
            <text:p/>
          </draw:image>
        </draw:frame>
        <draw:frame draw:style-name="gr6" draw:layer="layout" svg:width="0.502cm" svg:height="1.187cm" svg:x="2.577cm" svg:y="7.354cm">
          <draw:text-box>
            <text:p/>
          </draw:text-box>
        </draw:frame>
        <draw:frame draw:style-name="gr7" draw:text-style-name="P4" draw:layer="layout" svg:width="1.687cm" svg:height="0.831cm" svg:x="6.783cm" svg:y="3.682cm">
          <draw:text-box>
            <text:p><text:span text:style-name="T2">ISP1</text:span></text:p>
          </draw:text-box>
        </draw:frame>
        <draw:frame draw:style-name="gr5" draw:text-style-name="P1" draw:layer="layout" svg:width="3cm" svg:height="1.98cm" svg:x="2.8cm" svg:y="4.8cm">
          <draw:image xlink:href="Pictures/2000003F000019F8000016E1F6640E0E.svm" xlink:type="simple" xlink:show="embed" xlink:actuate="onLoad">
            <text:p/>
          </draw:image>
        </draw:frame>
        <draw:frame draw:style-name="gr7" draw:text-style-name="P4" draw:layer="layout" svg:width="1.687cm" svg:height="0.831cm" svg:x="3.533cm" svg:y="5.682cm">
          <draw:text-box>
            <text:p><text:span text:style-name="T2">ISP2</text:span></text:p>
          </draw:text-box>
        </draw:frame>
        <draw:polyline draw:style-name="gr8" draw:text-style-name="P1" draw:layer="layout" svg:width="2.12cm" svg:height="0.618cm" draw:transform="rotate (-0.785398163397448) translate (7.675cm 4.3cm)" svg:viewBox="0 0 2121 619" draw:points="0,177 1414,0 795,619 2121,530">
          <text:p/>
        </draw:polyline>
        <draw:polyline draw:style-name="gr8" draw:text-style-name="P1" draw:layer="layout" svg:width="2.474cm" svg:height="1.413cm" draw:transform="rotate (-0.785398163397448) translate (6.05cm 5.175cm)" svg:viewBox="0 0 2475 1414" draw:points="0,1414 1414,354 1149,972 2475,0">
          <text:p/>
        </draw:polyline>
        <draw:frame draw:style-name="gr4" draw:text-style-name="P3" draw:layer="layout" svg:width="2.445cm" svg:height="1.243cm" svg:x="12.3cm" svg:y="5.307cm">
          <draw:text-box>
            <text:p text:style-name="P2"><text:span text:style-name="T1">Services </text:span></text:p>
            <text:p text:style-name="P2"><text:span text:style-name="T1">Internet</text:span></text:p>
          </draw:text-box>
        </draw:frame>
        <draw:frame draw:style-name="gr4" draw:text-style-name="P3" draw:layer="layout" svg:width="2.957cm" svg:height="0.747cm" svg:x="12.218cm" svg:y="7.05cm">
          <draw:text-box>
            <text:p text:style-name="P2"><text:span text:style-name="T3">6 adresses</text:span><text:span text:style-name="T1"> </text:span></text:p>
          </draw:text-box>
        </draw:frame>
        <draw:frame draw:style-name="gr9" draw:text-style-name="P1" draw:layer="layout" svg:width="2.6cm" svg:height="0.24cm" svg:x="11.125cm" svg:y="6.8cm">
          <draw:image xlink:href="Pictures/200005E5000082EA00000C0FD2189CD9.svm" xlink:type="simple" xlink:show="embed" xlink:actuate="onLoad">
            <text:p/>
          </draw:image>
        </draw:frame>
        <draw:line draw:style-name="gr10" draw:text-style-name="P1" draw:layer="layout" svg:x1="9.983cm" svg:y1="6.925cm" svg:x2="11.3cm" svg:y2="6.925cm">
          <text:p/>
        </draw:line>
        <draw:g>
          <draw:path draw:style-name="gr1" draw:text-style-name="P1" draw:layer="layout" svg:width="3.681cm" svg:height="2.741cm" svg:x="11.596cm" svg:y="8.953cm" svg:viewBox="0 0 3682 2742" svg:d="m3277 1895c451 810-634 747-970 684-359 270-809 180-990-90-287 245-1165 280-991-452-360-180-538-810 90-1082-211-530 517-822 901-541 181-631 965-478 1149 38 451-271 1375 141 811 541 540 270 540 721 0 902z">
            <text:p/>
          </draw:path>
          <draw:path draw:style-name="gr2" draw:text-style-name="P1" draw:layer="layout" svg:width="0.154cm" svg:height="0.248cm" svg:x="14.994cm" svg:y="10.949cm" svg:viewBox="0 0 155 249" svg:d="m71 0c44 86 70 163 84 233l-38 8-40 8c-12-64-37-134-77-214l36-18z">
            <text:p/>
          </draw:path>
          <draw:path draw:style-name="gr2" draw:text-style-name="P1" draw:layer="layout" svg:width="0.135cm" svg:height="0.244cm" svg:x="15.024cm" svg:y="11.272cm" svg:viewBox="0 0 136 245" svg:d="m136 0v15c0 46-7 87-19 125-13 39-30 74-54 105l-32-24-31-24c19-24 33-51 42-80 10-31 15-65 15-102v-12l39-2z">
            <text:p/>
          </draw:path>
          <draw:path draw:style-name="gr2" draw:text-style-name="P1" draw:layer="layout" svg:width="0.246cm" svg:height="0.177cm" svg:x="14.781cm" svg:y="11.521cm" svg:viewBox="0 0 247 178" svg:d="m247 59c-30 27-64 50-102 70s-78 36-120 49l-13-38-12-38c39-11 75-26 108-44 33-16 61-35 88-58l25 29z">
            <text:p/>
          </draw:path>
          <draw:path draw:style-name="gr2" draw:text-style-name="P1" draw:layer="layout" svg:width="0.246cm" svg:height="0.11cm" svg:x="14.48cm" svg:y="11.644cm" svg:viewBox="0 0 247 111" svg:d="m247 77c-78 18-159 28-242 34l-2-40-3-39c77-5 156-15 230-32l8 38z">
            <text:p/>
          </draw:path>
          <draw:path draw:style-name="gr2" draw:text-style-name="P1" draw:layer="layout" svg:width="0.241cm" svg:height="0.086cm" svg:x="14.161cm" svg:y="11.671cm" svg:viewBox="0 0 242 87" svg:d="m242 87h-48c-67 0-134-3-194-8l4-39 3-40c58 5 122 8 187 8 15 0 31 0 47-1l1 40z">
            <text:p/>
          </draw:path>
          <draw:path draw:style-name="gr2" draw:text-style-name="P1" draw:layer="layout" svg:width="0.234cm" svg:height="0.15cm" svg:x="13.856cm" svg:y="11.649cm" svg:viewBox="0 0 235 151" svg:d="m225 93c-29-3-54-7-78-11-36 25-72 49-108 69l-20-34-19-35c39-21 77-46 115-74l4-3c4-5 13-5 20-5 2 0 4 0 7 1 25 5 56 9 89 13l-5 39zm-98 26c5 1 10 2 15 3 5-3 9-7 14-11l-22-31z">
            <text:p/>
          </draw:path>
          <draw:path draw:style-name="gr2" draw:text-style-name="P1" draw:layer="layout" svg:width="0.247cm" svg:height="0.146cm" svg:x="13.572cm" svg:y="11.765cm" svg:viewBox="0 0 248 147" svg:d="m248 71c-79 38-157 62-234 76l-7-38-7-40c71-13 143-35 215-69l17 36z">
            <text:p/>
          </draw:path>
          <draw:path draw:style-name="gr2" draw:text-style-name="P1" draw:layer="layout" svg:width="0.247cm" svg:height="0.1cm" svg:x="13.258cm" svg:y="11.824cm" svg:viewBox="0 0 248 101" svg:d="m248 99c-20 1-40 2-60 2-65 0-129-8-188-25l10-38 11-38c52 14 108 23 167 23 18 0 35-2 54-2l3 38z">
            <text:p/>
          </draw:path>
          <draw:path draw:style-name="gr2" draw:text-style-name="P1" draw:layer="layout" svg:width="0.235cm" svg:height="0.2cm" svg:x="12.974cm" svg:y="11.671cm" svg:viewBox="0 0 236 201" svg:d="m204 201c-77-34-147-84-204-148l29-26 30-27c49 55 110 98 177 128l-15 35z">
            <text:p/>
          </draw:path>
          <draw:path draw:style-name="gr2" draw:text-style-name="P1" draw:layer="layout" svg:width="0.247cm" svg:height="0.166cm" svg:x="12.73cm" svg:y="11.618cm" svg:viewBox="0 0 248 167" svg:d="m248 61c-31 25-66 46-105 64s-81 32-124 42l-10-38-9-39c39-9 75-21 109-37s64-32 90-53l24 31z">
            <text:p/>
          </draw:path>
          <draw:path draw:style-name="gr2" draw:text-style-name="P1" draw:layer="layout" svg:width="0.247cm" svg:height="0.086cm" svg:x="12.419cm" svg:y="11.722cm" svg:viewBox="0 0 248 87" svg:d="m248 78c-42 6-83 9-127 9-39 0-80-3-121-8l5-39 5-39c37 4 75 7 111 7 39 0 78-3 116-8l5 39z">
            <text:p/>
          </draw:path>
          <draw:path draw:style-name="gr2" draw:text-style-name="P1" draw:layer="layout" svg:width="0.248cm" svg:height="0.154cm" svg:x="12.106cm" svg:y="11.632cm" svg:viewBox="0 0 249 155" svg:d="m233 155c-82-17-162-46-233-86l19-35 20-34c64 36 136 63 210 78l-8 39z">
            <text:p/>
          </draw:path>
          <draw:path draw:style-name="gr2" draw:text-style-name="P1" draw:layer="layout" svg:width="0.214cm" svg:height="0.226cm" svg:x="11.867cm" svg:y="11.429cm" svg:viewBox="0 0 215 227" svg:d="m169 227c-68-50-126-112-169-187l35-19 34-21c37 65 87 119 146 163l-23 31z">
            <text:p/>
          </draw:path>
          <draw:path draw:style-name="gr2" draw:text-style-name="P1" draw:layer="layout" svg:width="0.116cm" svg:height="0.244cm" svg:x="11.788cm" svg:y="11.148cm" svg:viewBox="0 0 117 245" svg:d="m43 245c-28-69-43-149-43-237v-8h40l39 1v7c0 78 13 147 38 209l-38 14z">
            <text:p/>
          </draw:path>
          <draw:path draw:style-name="gr2" draw:text-style-name="P1" draw:layer="layout" svg:width="0.248cm" svg:height="0.2cm" svg:x="11.625cm" svg:y="10.891cm" svg:viewBox="0 0 249 201" svg:d="m169 170 36 4 4-8-38-5c-2 2-2 6-2 9zm78 9-39-5h-3l-13 27c-71-34-136-84-192-148l29-26 30-27c49 55 106 100 168 130 1 1 2 1 2 2 0 8 11 8 15 14s5 13 5 20c0 2 0 3-1 5 0 3 0 5-1 8z">
            <text:p/>
          </draw:path>
          <draw:path draw:style-name="gr2" draw:text-style-name="P1" draw:layer="layout" svg:width="0.174cm" svg:height="0.246cm" svg:x="11.462cm" svg:y="10.632cm" svg:viewBox="0 0 175 247" svg:d="m110 247c-47-67-85-143-110-224l37-12 38-11c23 73 57 140 100 201l-33 22z">
            <text:p/>
          </draw:path>
          <draw:path draw:style-name="gr2" draw:text-style-name="P1" draw:layer="layout" svg:width="0.092cm" svg:height="0.248cm" svg:x="11.425cm" svg:y="10.326cm" svg:viewBox="0 0 93 249" svg:d="m17 249c-12-50-17-102-17-154 0-32 2-63 6-95l39 5 40 6c-4 28-6 56-6 84 0 47 5 93 14 139l-38 7z">
            <text:p/>
          </draw:path>
          <draw:path draw:style-name="gr2" draw:text-style-name="P1" draw:layer="layout" svg:width="0.172cm" svg:height="0.246cm" svg:x="11.447cm" svg:y="10.018cm" svg:viewBox="0 0 173 247" svg:d="m0 226c21-79 56-155 109-226l32 25 32 23c-48 63-78 129-96 199l-39-11z">
            <text:p/>
          </draw:path>
          <draw:path draw:style-name="gr2" draw:text-style-name="P1" draw:layer="layout" svg:width="0.234cm" svg:height="0.202cm" svg:x="11.61cm" svg:y="9.808cm" svg:viewBox="0 0 235 203" svg:d="m0 148c52-55 117-105 196-148l19 34 20 35c-72 40-131 84-178 134l-28-27z">
            <text:p/>
          </draw:path>
          <draw:path draw:style-name="gr2" draw:text-style-name="P1" draw:layer="layout" svg:width="0.122cm" svg:height="0.254cm" svg:x="11.84cm" svg:y="9.587cm" svg:viewBox="0 0 123 255" svg:d="m43 183 15 36 26-12-15-35c-9 3-18 7-26 11zm32 72-17-36v0l-10 4c-34-80-48-154-48-223h40 39c0 59 13 124 42 193 2 6 2 10 2 14 0 9-2 15-4 21s-9 10-15 15c-2 0-3 0-5 2-8 2-16 6-24 10z">
            <text:p/>
          </draw:path>
          <draw:path draw:style-name="gr2" draw:text-style-name="P1" draw:layer="layout" svg:width="0.176cm" svg:height="0.24cm" svg:x="11.848cm" svg:y="9.276cm" svg:viewBox="0 0 177 241" svg:d="m0 226c8-45 23-86 44-124s46-71 77-102l27 27 29 28c-26 26-48 54-64 85-17 31-29 65-36 101l-38-8z">
            <text:p/>
          </draw:path>
          <draw:path draw:style-name="gr2" draw:text-style-name="P1" draw:layer="layout" svg:width="0.246cm" svg:height="0.168cm" svg:x="12.033cm" svg:y="9.114cm" svg:viewBox="0 0 247 169" svg:d="m0 105c65-48 143-84 228-105l9 38 10 38c-74 19-143 51-200 93l-24-32z">
            <text:p/>
          </draw:path>
          <draw:path draw:style-name="gr2" draw:text-style-name="P1" draw:layer="layout" svg:width="0.248cm" svg:height="0.088cm" svg:x="12.342cm" svg:y="9.089cm" svg:viewBox="0 0 249 89" svg:d="m0 9c39-6 79-9 117-9 44 0 88 4 132 11l-6 39-7 39c-39-6-79-9-119-9-35 0-70 2-105 7l-6-39z">
            <text:p/>
          </draw:path>
          <draw:path draw:style-name="gr2" draw:text-style-name="P1" draw:layer="layout" svg:width="0.257cm" svg:height="0.19cm" svg:x="12.651cm" svg:y="9.118cm" svg:viewBox="0 0 258 191" svg:d="m21 0c78 21 154 56 221 104l-19 27 35 12c-1 2-1 4-2 5-1 3-2 5-3 9-23 70-8 10-14 14s-14 5-20 5-14-2-20-5c-1-1-2-1-3-2-60-43-127-73-196-92l10-39zm209 98 4-5-2-1-37-13c-1 2-2 5-2 7z">
            <text:p/>
          </draw:path>
          <draw:path draw:style-name="gr2" draw:text-style-name="P1" draw:layer="layout" svg:width="0.206cm" svg:height="0.229cm" svg:x="12.868cm" svg:y="8.961cm" svg:viewBox="0 0 207 230" svg:d="m0 194c19-39 43-75 71-107 26-33 56-62 88-87l24 32 24 31c-27 22-53 46-76 74-23 29-44 60-60 93l-36-17z">
            <text:p/>
          </draw:path>
          <draw:path draw:style-name="gr2" draw:text-style-name="P1" draw:layer="layout" svg:width="0.248cm" svg:height="0.148cm" svg:x="13.097cm" svg:y="8.833cm" svg:viewBox="0 0 249 149" svg:d="m0 81c73-42 153-69 237-81l6 39 6 39c-74 11-146 35-209 71l-19-34z">
            <text:p/>
          </draw:path>
          <draw:path draw:style-name="gr2" draw:text-style-name="P1" draw:layer="layout" svg:width="0.245cm" svg:height="0.108cm" svg:x="13.418cm" svg:y="8.825cm" svg:viewBox="0 0 246 109" svg:d="m0 0h23c75 0 150 11 223 34l-11 37-12 38c-65-20-132-30-200-30-6 0-14 0-21 1l-1-40z">
            <text:p/>
          </draw:path>
          <draw:path draw:style-name="gr2" draw:text-style-name="P1" draw:layer="layout" svg:width="0.239cm" svg:height="0.193cm" svg:x="13.71cm" svg:y="8.888cm" svg:viewBox="0 0 240 194" svg:d="m31 0c76 33 148 79 209 137l-27 29-27 28c-54-52-117-93-186-121l17-37z">
            <text:p/>
          </draw:path>
          <draw:path draw:style-name="gr2" draw:text-style-name="P1" draw:layer="layout" svg:width="0.174cm" svg:height="0.252cm" svg:x="13.946cm" svg:y="9.086cm" svg:viewBox="0 0 175 253" svg:d="m60 0c47 57 87 124 115 199l-19 6 19 33c-6 3-12 7-18 9s-12 6-19 6-13-2-19-6-12-8-16-14c-1-2-1-4-2-6-26-68-60-126-101-177l29-25zm109 188 18-8-1-2-18-34c-6 3-12 6-18 10z">
            <text:p/>
          </draw:path>
          <draw:path draw:style-name="gr2" draw:text-style-name="P1" draw:layer="layout" svg:width="0.246cm" svg:height="0.118cm" svg:x="14.161cm" svg:y="9.175cm" svg:viewBox="0 0 247 119" svg:d="m0 45c77-28 160-43 245-45l1 40 1 39c-76 2-151 14-220 40l-14-37z">
            <text:p/>
          </draw:path>
          <draw:path draw:style-name="gr2" draw:text-style-name="P1" draw:layer="layout" svg:width="0.247cm" svg:height="0.12cm" svg:x="14.482cm" svg:y="9.177cm" svg:viewBox="0 0 248 121" svg:d="m5 0c83 5 164 21 243 46l-12 37-11 38c-73-23-148-37-225-42l3-40z">
            <text:p/>
          </draw:path>
          <draw:path draw:style-name="gr2" draw:text-style-name="P1" draw:layer="layout" svg:width="0.245cm" svg:height="0.183cm" svg:x="14.779cm" svg:y="9.25cm" svg:viewBox="0 0 246 184" svg:d="m29 0c80 32 154 73 217 121l-25 32-23 31c-57-44-125-82-198-111l14-37z">
            <text:p/>
          </draw:path>
          <draw:path draw:style-name="gr2" draw:text-style-name="P1" draw:layer="layout" svg:width="0.19cm" svg:height="0.237cm" svg:x="15.032cm" svg:y="9.424cm" svg:viewBox="0 0 191 238" svg:d="m55 0c34 33 62 67 85 103 23 37 41 76 51 116l-38 9-38 10c-9-31-23-63-42-93-19-30-44-60-73-88l27-28z">
            <text:p/>
          </draw:path>
          <draw:path draw:style-name="gr2" draw:text-style-name="P1" draw:layer="layout" svg:width="0.157cm" svg:height="0.238cm" svg:x="15.075cm" svg:y="9.729cm" svg:viewBox="0 0 158 239" svg:d="m158 1c-1 40-9 81-25 121-16 39-40 79-73 117l-31-25-29-26c27-31 47-64 60-96 13-31 19-61 19-92l40 1z">
            <text:p/>
          </draw:path>
          <draw:path draw:style-name="gr2" draw:text-style-name="P1" draw:layer="layout" svg:width="0.216cm" svg:height="0.225cm" svg:x="15.086cm" svg:y="9.961cm" svg:viewBox="0 0 217 226" svg:d="m43 0c32 21 63 47 93 79 29 30 56 65 81 104l-33 22-33 21c-22-35-47-67-72-93s-52-49-79-66l21-34z">
            <text:p/>
          </draw:path>
          <draw:path draw:style-name="gr2" draw:text-style-name="P1" draw:layer="layout" svg:width="0.144cm" svg:height="0.248cm" svg:x="15.275cm" svg:y="10.217cm" svg:viewBox="0 0 145 249" svg:d="m71 0c36 73 64 155 74 238l-39 5-39 6c-10-74-34-147-67-213l35-17z">
            <text:p/>
          </draw:path>
          <draw:path draw:style-name="gr2" draw:text-style-name="P1" draw:layer="layout" svg:width="0.137cm" svg:height="0.246cm" svg:x="15.287cm" svg:y="10.538cm" svg:viewBox="0 0 138 247" svg:d="m138 1c-1 43-7 85-19 126-11 42-28 82-52 120l-34-22-33-22c19-30 34-64 44-98 9-34 14-69 15-105l39 1z">
            <text:p/>
          </draw:path>
          <draw:path draw:style-name="gr2" draw:text-style-name="P1" draw:layer="layout" svg:width="0.239cm" svg:height="0.189cm" svg:x="15.06cm" svg:y="10.797cm" svg:viewBox="0 0 240 190" svg:d="m240 55c-27 27-57 52-92 75s-75 43-119 60l-15-37-14-36c39-16 75-33 105-54 30-19 55-40 78-63l28 27z">
            <text:p/>
          </draw:path>
        </draw:g>
        <draw:frame draw:style-name="gr4" draw:text-style-name="P3" draw:layer="layout" svg:width="2.89cm" svg:height="0.747cm" svg:x="12.1cm" svg:y="9.307cm">
          <draw:text-box>
            <text:p text:style-name="P2"><text:span text:style-name="T1">Fabrication</text:span></text:p>
          </draw:text-box>
        </draw:frame>
        <draw:frame draw:style-name="gr4" draw:text-style-name="P3" draw:layer="layout" svg:width="3.224cm" svg:height="0.747cm" svg:x="12.218cm" svg:y="10.95cm">
          <draw:text-box>
            <text:p text:style-name="P2"><text:span text:style-name="T3">15 adresses</text:span><text:span text:style-name="T1"> </text:span></text:p>
          </draw:text-box>
        </draw:frame>
        <draw:frame draw:style-name="gr9" draw:text-style-name="P1" draw:layer="layout" svg:width="2.6cm" svg:height="0.24cm" svg:x="11.125cm" svg:y="10.7cm">
          <draw:image xlink:href="Pictures/200005E5000082EA00000C0FD2189CD9.svm" xlink:type="simple" xlink:show="embed" xlink:actuate="onLoad">
            <text:p/>
          </draw:image>
        </draw:frame>
        <draw:line draw:style-name="gr10" draw:text-style-name="P1" draw:layer="layout" svg:x1="9.708cm" svg:y1="7.3cm" svg:x2="11.55cm" svg:y2="10.675cm">
          <text:p/>
        </draw:line>
        <draw:g>
          <draw:path draw:style-name="gr1" draw:text-style-name="P1" draw:layer="layout" svg:width="3.681cm" svg:height="2.741cm" svg:x="6.797cm" svg:y="8.953cm" svg:viewBox="0 0 3682 2742" svg:d="m3277 1895c451 810-634 747-970 684-359 270-809 180-990-90-287 245-1165 280-991-452-360-180-538-810 90-1082-211-530 517-822 901-541 181-631 965-478 1149 38 451-271 1375 141 811 541 540 270 540 721 0 902z">
            <text:p/>
          </draw:path>
          <draw:path draw:style-name="gr2" draw:text-style-name="P1" draw:layer="layout" svg:width="0.154cm" svg:height="0.248cm" svg:x="10.195cm" svg:y="10.949cm" svg:viewBox="0 0 155 249" svg:d="m71 0c44 86 70 163 84 233l-38 8-40 8c-12-64-37-134-77-214l36-18z">
            <text:p/>
          </draw:path>
          <draw:path draw:style-name="gr2" draw:text-style-name="P1" draw:layer="layout" svg:width="0.135cm" svg:height="0.244cm" svg:x="10.225cm" svg:y="11.272cm" svg:viewBox="0 0 136 245" svg:d="m136 0v15c0 46-7 87-19 125-13 39-30 74-54 105l-32-24-31-24c19-24 33-51 42-80 10-31 15-65 15-102v-12l39-2z">
            <text:p/>
          </draw:path>
          <draw:path draw:style-name="gr2" draw:text-style-name="P1" draw:layer="layout" svg:width="0.246cm" svg:height="0.177cm" svg:x="9.982cm" svg:y="11.521cm" svg:viewBox="0 0 247 178" svg:d="m247 59c-30 27-64 50-102 70s-78 36-120 49l-13-38-12-38c39-11 75-26 108-44 33-16 61-35 88-58l25 29z">
            <text:p/>
          </draw:path>
          <draw:path draw:style-name="gr2" draw:text-style-name="P1" draw:layer="layout" svg:width="0.246cm" svg:height="0.11cm" svg:x="9.681cm" svg:y="11.644cm" svg:viewBox="0 0 247 111" svg:d="m247 77c-78 18-159 28-242 34l-2-40-3-39c77-5 156-15 230-32l8 38z">
            <text:p/>
          </draw:path>
          <draw:path draw:style-name="gr2" draw:text-style-name="P1" draw:layer="layout" svg:width="0.241cm" svg:height="0.086cm" svg:x="9.362cm" svg:y="11.671cm" svg:viewBox="0 0 242 87" svg:d="m242 87h-48c-67 0-134-3-194-8l4-39 3-40c58 5 122 8 187 8 15 0 31 0 47-1l1 40z">
            <text:p/>
          </draw:path>
          <draw:path draw:style-name="gr2" draw:text-style-name="P1" draw:layer="layout" svg:width="0.234cm" svg:height="0.15cm" svg:x="9.057cm" svg:y="11.649cm" svg:viewBox="0 0 235 151" svg:d="m225 93c-29-3-54-7-78-11-36 25-72 49-108 69l-20-34-19-35c39-21 77-46 115-74l4-3c4-5 13-5 20-5 2 0 4 0 7 1 25 5 56 9 89 13l-5 39zm-98 26c5 1 10 2 15 3 5-3 9-7 14-11l-22-31z">
            <text:p/>
          </draw:path>
          <draw:path draw:style-name="gr2" draw:text-style-name="P1" draw:layer="layout" svg:width="0.247cm" svg:height="0.146cm" svg:x="8.773cm" svg:y="11.765cm" svg:viewBox="0 0 248 147" svg:d="m248 71c-79 38-157 62-234 76l-7-38-7-40c71-13 143-35 215-69l17 36z">
            <text:p/>
          </draw:path>
          <draw:path draw:style-name="gr2" draw:text-style-name="P1" draw:layer="layout" svg:width="0.247cm" svg:height="0.1cm" svg:x="8.459cm" svg:y="11.824cm" svg:viewBox="0 0 248 101" svg:d="m248 99c-20 1-40 2-60 2-65 0-129-8-188-25l10-38 11-38c52 14 108 23 167 23 18 0 35-2 54-2l3 38z">
            <text:p/>
          </draw:path>
          <draw:path draw:style-name="gr2" draw:text-style-name="P1" draw:layer="layout" svg:width="0.235cm" svg:height="0.2cm" svg:x="8.175cm" svg:y="11.671cm" svg:viewBox="0 0 236 201" svg:d="m204 201c-77-34-147-84-204-148l29-26 30-27c49 55 110 98 177 128l-15 35z">
            <text:p/>
          </draw:path>
          <draw:path draw:style-name="gr2" draw:text-style-name="P1" draw:layer="layout" svg:width="0.247cm" svg:height="0.166cm" svg:x="7.931cm" svg:y="11.618cm" svg:viewBox="0 0 248 167" svg:d="m248 61c-31 25-66 46-105 64s-81 32-124 42l-10-38-9-39c39-9 75-21 109-37s64-32 90-53l24 31z">
            <text:p/>
          </draw:path>
          <draw:path draw:style-name="gr2" draw:text-style-name="P1" draw:layer="layout" svg:width="0.247cm" svg:height="0.086cm" svg:x="7.62cm" svg:y="11.722cm" svg:viewBox="0 0 248 87" svg:d="m248 78c-42 6-83 9-127 9-39 0-80-3-121-8l5-39 5-39c37 4 75 7 111 7 39 0 78-3 116-8l5 39z">
            <text:p/>
          </draw:path>
          <draw:path draw:style-name="gr2" draw:text-style-name="P1" draw:layer="layout" svg:width="0.248cm" svg:height="0.154cm" svg:x="7.307cm" svg:y="11.632cm" svg:viewBox="0 0 249 155" svg:d="m233 155c-82-17-162-46-233-86l19-35 20-34c64 36 136 63 210 78l-8 39z">
            <text:p/>
          </draw:path>
          <draw:path draw:style-name="gr2" draw:text-style-name="P1" draw:layer="layout" svg:width="0.214cm" svg:height="0.226cm" svg:x="7.068cm" svg:y="11.429cm" svg:viewBox="0 0 215 227" svg:d="m169 227c-68-50-126-112-169-187l35-19 34-21c37 65 87 119 146 163l-23 31z">
            <text:p/>
          </draw:path>
          <draw:path draw:style-name="gr2" draw:text-style-name="P1" draw:layer="layout" svg:width="0.116cm" svg:height="0.244cm" svg:x="6.989cm" svg:y="11.148cm" svg:viewBox="0 0 117 245" svg:d="m43 245c-28-69-43-149-43-237v-8h40l39 1v7c0 78 13 147 38 209l-38 14z">
            <text:p/>
          </draw:path>
          <draw:path draw:style-name="gr2" draw:text-style-name="P1" draw:layer="layout" svg:width="0.248cm" svg:height="0.2cm" svg:x="6.826cm" svg:y="10.891cm" svg:viewBox="0 0 249 201" svg:d="m169 170 36 4 4-8-38-5c-2 2-2 6-2 9zm78 9-39-5h-3l-13 27c-71-34-136-84-192-148l29-26 30-27c49 55 106 100 168 130 1 1 2 1 2 2 0 8 11 8 15 14s5 13 5 20c0 2 0 3-1 5 0 3 0 5-1 8z">
            <text:p/>
          </draw:path>
          <draw:path draw:style-name="gr2" draw:text-style-name="P1" draw:layer="layout" svg:width="0.174cm" svg:height="0.246cm" svg:x="6.663cm" svg:y="10.632cm" svg:viewBox="0 0 175 247" svg:d="m110 247c-47-67-85-143-110-224l37-12 38-11c23 73 57 140 100 201l-33 22z">
            <text:p/>
          </draw:path>
          <draw:path draw:style-name="gr2" draw:text-style-name="P1" draw:layer="layout" svg:width="0.092cm" svg:height="0.248cm" svg:x="6.626cm" svg:y="10.326cm" svg:viewBox="0 0 93 249" svg:d="m17 249c-12-50-17-102-17-154 0-32 2-63 6-95l39 5 40 6c-4 28-6 56-6 84 0 47 5 93 14 139l-38 7z">
            <text:p/>
          </draw:path>
          <draw:path draw:style-name="gr2" draw:text-style-name="P1" draw:layer="layout" svg:width="0.172cm" svg:height="0.246cm" svg:x="6.648cm" svg:y="10.018cm" svg:viewBox="0 0 173 247" svg:d="m0 226c21-79 56-155 109-226l32 25 32 23c-48 63-78 129-96 199l-39-11z">
            <text:p/>
          </draw:path>
          <draw:path draw:style-name="gr2" draw:text-style-name="P1" draw:layer="layout" svg:width="0.234cm" svg:height="0.202cm" svg:x="6.811cm" svg:y="9.808cm" svg:viewBox="0 0 235 203" svg:d="m0 148c52-55 117-105 196-148l19 34 20 35c-72 40-131 84-178 134l-28-27z">
            <text:p/>
          </draw:path>
          <draw:path draw:style-name="gr2" draw:text-style-name="P1" draw:layer="layout" svg:width="0.122cm" svg:height="0.254cm" svg:x="7.041cm" svg:y="9.587cm" svg:viewBox="0 0 123 255" svg:d="m43 183 15 36 26-12-15-35c-9 3-18 7-26 11zm32 72-17-36v0l-10 4c-34-80-48-154-48-223h40 39c0 59 13 124 42 193 2 6 2 10 2 14 0 9-2 15-4 21s-9 10-15 15c-2 0-3 0-5 2-8 2-16 6-24 10z">
            <text:p/>
          </draw:path>
          <draw:path draw:style-name="gr2" draw:text-style-name="P1" draw:layer="layout" svg:width="0.176cm" svg:height="0.24cm" svg:x="7.049cm" svg:y="9.276cm" svg:viewBox="0 0 177 241" svg:d="m0 226c8-45 23-86 44-124s46-71 77-102l27 27 29 28c-26 26-48 54-64 85-17 31-29 65-36 101l-38-8z">
            <text:p/>
          </draw:path>
          <draw:path draw:style-name="gr2" draw:text-style-name="P1" draw:layer="layout" svg:width="0.246cm" svg:height="0.168cm" svg:x="7.234cm" svg:y="9.114cm" svg:viewBox="0 0 247 169" svg:d="m0 105c65-48 143-84 228-105l9 38 10 38c-74 19-143 51-200 93l-24-32z">
            <text:p/>
          </draw:path>
          <draw:path draw:style-name="gr2" draw:text-style-name="P1" draw:layer="layout" svg:width="0.248cm" svg:height="0.088cm" svg:x="7.543cm" svg:y="9.089cm" svg:viewBox="0 0 249 89" svg:d="m0 9c39-6 79-9 117-9 44 0 88 4 132 11l-6 39-7 39c-39-6-79-9-119-9-35 0-70 2-105 7l-6-39z">
            <text:p/>
          </draw:path>
          <draw:path draw:style-name="gr2" draw:text-style-name="P1" draw:layer="layout" svg:width="0.257cm" svg:height="0.19cm" svg:x="7.852cm" svg:y="9.118cm" svg:viewBox="0 0 258 191" svg:d="m21 0c78 21 154 56 221 104l-19 27 35 12c-1 2-1 4-2 5-1 3-2 5-3 9-23 70-8 10-14 14s-14 5-20 5-14-2-20-5c-1-1-2-1-3-2-60-43-127-73-196-92l10-39zm209 98 4-5-2-1-37-13c-1 2-2 5-2 7z">
            <text:p/>
          </draw:path>
          <draw:path draw:style-name="gr2" draw:text-style-name="P1" draw:layer="layout" svg:width="0.206cm" svg:height="0.229cm" svg:x="8.069cm" svg:y="8.961cm" svg:viewBox="0 0 207 230" svg:d="m0 194c19-39 43-75 71-107 26-33 56-62 88-87l24 32 24 31c-27 22-53 46-76 74-23 29-44 60-60 93l-36-17z">
            <text:p/>
          </draw:path>
          <draw:path draw:style-name="gr2" draw:text-style-name="P1" draw:layer="layout" svg:width="0.248cm" svg:height="0.148cm" svg:x="8.298cm" svg:y="8.833cm" svg:viewBox="0 0 249 149" svg:d="m0 81c73-42 153-69 237-81l6 39 6 39c-74 11-146 35-209 71l-19-34z">
            <text:p/>
          </draw:path>
          <draw:path draw:style-name="gr2" draw:text-style-name="P1" draw:layer="layout" svg:width="0.245cm" svg:height="0.108cm" svg:x="8.619cm" svg:y="8.825cm" svg:viewBox="0 0 246 109" svg:d="m0 0h23c75 0 150 11 223 34l-11 37-12 38c-65-20-132-30-200-30-6 0-14 0-21 1l-1-40z">
            <text:p/>
          </draw:path>
          <draw:path draw:style-name="gr2" draw:text-style-name="P1" draw:layer="layout" svg:width="0.239cm" svg:height="0.193cm" svg:x="8.911cm" svg:y="8.888cm" svg:viewBox="0 0 240 194" svg:d="m31 0c76 33 148 79 209 137l-27 29-27 28c-54-52-117-93-186-121l17-37z">
            <text:p/>
          </draw:path>
          <draw:path draw:style-name="gr2" draw:text-style-name="P1" draw:layer="layout" svg:width="0.174cm" svg:height="0.252cm" svg:x="9.147cm" svg:y="9.086cm" svg:viewBox="0 0 175 253" svg:d="m60 0c47 57 87 124 115 199l-19 6 19 33c-6 3-12 7-18 9s-12 6-19 6-13-2-19-6-12-8-16-14c-1-2-1-4-2-6-26-68-60-126-101-177l29-25zm109 188 18-8-1-2-18-34c-6 3-12 6-18 10z">
            <text:p/>
          </draw:path>
          <draw:path draw:style-name="gr2" draw:text-style-name="P1" draw:layer="layout" svg:width="0.246cm" svg:height="0.118cm" svg:x="9.362cm" svg:y="9.175cm" svg:viewBox="0 0 247 119" svg:d="m0 45c77-28 160-43 245-45l1 40 1 39c-76 2-151 14-220 40l-14-37z">
            <text:p/>
          </draw:path>
          <draw:path draw:style-name="gr2" draw:text-style-name="P1" draw:layer="layout" svg:width="0.247cm" svg:height="0.12cm" svg:x="9.683cm" svg:y="9.177cm" svg:viewBox="0 0 248 121" svg:d="m5 0c83 5 164 21 243 46l-12 37-11 38c-73-23-148-37-225-42l3-40z">
            <text:p/>
          </draw:path>
          <draw:path draw:style-name="gr2" draw:text-style-name="P1" draw:layer="layout" svg:width="0.245cm" svg:height="0.183cm" svg:x="9.98cm" svg:y="9.25cm" svg:viewBox="0 0 246 184" svg:d="m29 0c80 32 154 73 217 121l-25 32-23 31c-57-44-125-82-198-111l14-37z">
            <text:p/>
          </draw:path>
          <draw:path draw:style-name="gr2" draw:text-style-name="P1" draw:layer="layout" svg:width="0.19cm" svg:height="0.237cm" svg:x="10.233cm" svg:y="9.424cm" svg:viewBox="0 0 191 238" svg:d="m55 0c34 33 62 67 85 103 23 37 41 76 51 116l-38 9-38 10c-9-31-23-63-42-93-19-30-44-60-73-88l27-28z">
            <text:p/>
          </draw:path>
          <draw:path draw:style-name="gr2" draw:text-style-name="P1" draw:layer="layout" svg:width="0.157cm" svg:height="0.238cm" svg:x="10.276cm" svg:y="9.729cm" svg:viewBox="0 0 158 239" svg:d="m158 1c-1 40-9 81-25 121-16 39-40 79-73 117l-31-25-29-26c27-31 47-64 60-96 13-31 19-61 19-92l40 1z">
            <text:p/>
          </draw:path>
          <draw:path draw:style-name="gr2" draw:text-style-name="P1" draw:layer="layout" svg:width="0.216cm" svg:height="0.225cm" svg:x="10.287cm" svg:y="9.961cm" svg:viewBox="0 0 217 226" svg:d="m43 0c32 21 63 47 93 79 29 30 56 65 81 104l-33 22-33 21c-22-35-47-67-72-93s-52-49-79-66l21-34z">
            <text:p/>
          </draw:path>
          <draw:path draw:style-name="gr2" draw:text-style-name="P1" draw:layer="layout" svg:width="0.144cm" svg:height="0.248cm" svg:x="10.476cm" svg:y="10.217cm" svg:viewBox="0 0 145 249" svg:d="m71 0c36 73 64 155 74 238l-39 5-39 6c-10-74-34-147-67-213l35-17z">
            <text:p/>
          </draw:path>
          <draw:path draw:style-name="gr2" draw:text-style-name="P1" draw:layer="layout" svg:width="0.137cm" svg:height="0.246cm" svg:x="10.488cm" svg:y="10.538cm" svg:viewBox="0 0 138 247" svg:d="m138 1c-1 43-7 85-19 126-11 42-28 82-52 120l-34-22-33-22c19-30 34-64 44-98 9-34 14-69 15-105l39 1z">
            <text:p/>
          </draw:path>
          <draw:path draw:style-name="gr2" draw:text-style-name="P1" draw:layer="layout" svg:width="0.239cm" svg:height="0.189cm" svg:x="10.261cm" svg:y="10.797cm" svg:viewBox="0 0 240 190" svg:d="m240 55c-27 27-57 52-92 75s-75 43-119 60l-15-37-14-36c39-16 75-33 105-54 30-19 55-40 78-63l28 27z">
            <text:p/>
          </draw:path>
        </draw:g>
        <draw:frame draw:style-name="gr4" draw:text-style-name="P3" draw:layer="layout" svg:width="2.678cm" svg:height="0.747cm" svg:x="7.301cm" svg:y="9.307cm">
          <draw:text-box>
            <text:p text:style-name="P2"><text:span text:style-name="T1">Ingénierie</text:span></text:p>
          </draw:text-box>
        </draw:frame>
        <draw:frame draw:style-name="gr4" draw:text-style-name="P3" draw:layer="layout" svg:width="3.224cm" svg:height="0.747cm" svg:x="7.419cm" svg:y="10.95cm">
          <draw:text-box>
            <text:p text:style-name="P2"><text:span text:style-name="T3">15 adresses</text:span><text:span text:style-name="T1"> </text:span></text:p>
          </draw:text-box>
        </draw:frame>
        <draw:frame draw:style-name="gr9" draw:text-style-name="P1" draw:layer="layout" svg:width="2.6cm" svg:height="0.24cm" svg:x="6.326cm" svg:y="10.7cm">
          <draw:image xlink:href="Pictures/200005E5000082EA00000C0FD2189CD9.svm" xlink:type="simple" xlink:show="embed" xlink:actuate="onLoad">
            <text:p/>
          </draw:image>
        </draw:frame>
        <draw:g>
          <draw:path draw:style-name="gr1" draw:text-style-name="P1" draw:layer="layout" svg:width="3.681cm" svg:height="2.741cm" svg:x="1.771cm" svg:y="8.553cm" svg:viewBox="0 0 3682 2742" svg:d="m3277 1895c451 810-634 747-970 684-359 270-809 180-990-90-287 245-1165 280-991-452-360-180-538-810 90-1082-211-530 517-822 901-541 181-631 965-478 1149 38 451-271 1375 141 811 541 540 270 540 721 0 902z">
            <text:p/>
          </draw:path>
          <draw:path draw:style-name="gr2" draw:text-style-name="P1" draw:layer="layout" svg:width="0.154cm" svg:height="0.248cm" svg:x="5.169cm" svg:y="10.549cm" svg:viewBox="0 0 155 249" svg:d="m71 0c44 86 70 163 84 233l-38 8-40 8c-12-64-37-134-77-214l36-18z">
            <text:p/>
          </draw:path>
          <draw:path draw:style-name="gr2" draw:text-style-name="P1" draw:layer="layout" svg:width="0.135cm" svg:height="0.244cm" svg:x="5.199cm" svg:y="10.872cm" svg:viewBox="0 0 136 245" svg:d="m136 0v15c0 46-7 87-19 125-13 39-30 74-54 105l-32-24-31-24c19-24 33-51 42-80 10-31 15-65 15-102v-12l39-2z">
            <text:p/>
          </draw:path>
          <draw:path draw:style-name="gr2" draw:text-style-name="P1" draw:layer="layout" svg:width="0.246cm" svg:height="0.177cm" svg:x="4.956cm" svg:y="11.121cm" svg:viewBox="0 0 247 178" svg:d="m247 59c-30 27-64 50-102 70s-78 36-120 49l-13-38-12-38c39-11 75-26 108-44 33-16 61-35 88-58l25 29z">
            <text:p/>
          </draw:path>
          <draw:path draw:style-name="gr2" draw:text-style-name="P1" draw:layer="layout" svg:width="0.246cm" svg:height="0.11cm" svg:x="4.655cm" svg:y="11.244cm" svg:viewBox="0 0 247 111" svg:d="m247 77c-78 18-159 28-242 34l-2-40-3-39c77-5 156-15 230-32l8 38z">
            <text:p/>
          </draw:path>
          <draw:path draw:style-name="gr2" draw:text-style-name="P1" draw:layer="layout" svg:width="0.241cm" svg:height="0.086cm" svg:x="4.336cm" svg:y="11.271cm" svg:viewBox="0 0 242 87" svg:d="m242 87h-48c-67 0-134-3-194-8l4-39 3-40c58 5 122 8 187 8 15 0 31 0 47-1l1 40z">
            <text:p/>
          </draw:path>
          <draw:path draw:style-name="gr2" draw:text-style-name="P1" draw:layer="layout" svg:width="0.234cm" svg:height="0.15cm" svg:x="4.031cm" svg:y="11.249cm" svg:viewBox="0 0 235 151" svg:d="m225 93c-29-3-54-7-78-11-36 25-72 49-108 69l-20-34-19-35c39-21 77-46 115-74l4-3c4-5 13-5 20-5 2 0 4 0 7 1 25 5 56 9 89 13l-5 39zm-98 26c5 1 10 2 15 3 5-3 9-7 14-11l-22-31z">
            <text:p/>
          </draw:path>
          <draw:path draw:style-name="gr2" draw:text-style-name="P1" draw:layer="layout" svg:width="0.247cm" svg:height="0.146cm" svg:x="3.747cm" svg:y="11.365cm" svg:viewBox="0 0 248 147" svg:d="m248 71c-79 38-157 62-234 76l-7-38-7-40c71-13 143-35 215-69l17 36z">
            <text:p/>
          </draw:path>
          <draw:path draw:style-name="gr2" draw:text-style-name="P1" draw:layer="layout" svg:width="0.247cm" svg:height="0.1cm" svg:x="3.433cm" svg:y="11.424cm" svg:viewBox="0 0 248 101" svg:d="m248 99c-20 1-40 2-60 2-65 0-129-8-188-25l10-38 11-38c52 14 108 23 167 23 18 0 35-2 54-2l3 38z">
            <text:p/>
          </draw:path>
          <draw:path draw:style-name="gr2" draw:text-style-name="P1" draw:layer="layout" svg:width="0.235cm" svg:height="0.2cm" svg:x="3.149cm" svg:y="11.271cm" svg:viewBox="0 0 236 201" svg:d="m204 201c-77-34-147-84-204-148l29-26 30-27c49 55 110 98 177 128l-15 35z">
            <text:p/>
          </draw:path>
          <draw:path draw:style-name="gr2" draw:text-style-name="P1" draw:layer="layout" svg:width="0.247cm" svg:height="0.166cm" svg:x="2.905cm" svg:y="11.218cm" svg:viewBox="0 0 248 167" svg:d="m248 61c-31 25-66 46-105 64s-81 32-124 42l-10-38-9-39c39-9 75-21 109-37s64-32 90-53l24 31z">
            <text:p/>
          </draw:path>
          <draw:path draw:style-name="gr2" draw:text-style-name="P1" draw:layer="layout" svg:width="0.247cm" svg:height="0.086cm" svg:x="2.594cm" svg:y="11.322cm" svg:viewBox="0 0 248 87" svg:d="m248 78c-42 6-83 9-127 9-39 0-80-3-121-8l5-39 5-39c37 4 75 7 111 7 39 0 78-3 116-8l5 39z">
            <text:p/>
          </draw:path>
          <draw:path draw:style-name="gr2" draw:text-style-name="P1" draw:layer="layout" svg:width="0.248cm" svg:height="0.154cm" svg:x="2.281cm" svg:y="11.232cm" svg:viewBox="0 0 249 155" svg:d="m233 155c-82-17-162-46-233-86l19-35 20-34c64 36 136 63 210 78l-8 39z">
            <text:p/>
          </draw:path>
          <draw:path draw:style-name="gr2" draw:text-style-name="P1" draw:layer="layout" svg:width="0.214cm" svg:height="0.226cm" svg:x="2.042cm" svg:y="11.029cm" svg:viewBox="0 0 215 227" svg:d="m169 227c-68-50-126-112-169-187l35-19 34-21c37 65 87 119 146 163l-23 31z">
            <text:p/>
          </draw:path>
          <draw:path draw:style-name="gr2" draw:text-style-name="P1" draw:layer="layout" svg:width="0.116cm" svg:height="0.244cm" svg:x="1.963cm" svg:y="10.748cm" svg:viewBox="0 0 117 245" svg:d="m43 245c-28-69-43-149-43-237v-8h40l39 1v7c0 78 13 147 38 209l-38 14z">
            <text:p/>
          </draw:path>
          <draw:path draw:style-name="gr2" draw:text-style-name="P1" draw:layer="layout" svg:width="0.248cm" svg:height="0.2cm" svg:x="1.8cm" svg:y="10.491cm" svg:viewBox="0 0 249 201" svg:d="m169 170 36 4 4-8-38-5c-2 2-2 6-2 9zm78 9-39-5h-3l-13 27c-71-34-136-84-192-148l29-26 30-27c49 55 106 100 168 130 1 1 2 1 2 2 0 8 11 8 15 14s5 13 5 20c0 2 0 3-1 5 0 3 0 5-1 8z">
            <text:p/>
          </draw:path>
          <draw:path draw:style-name="gr2" draw:text-style-name="P1" draw:layer="layout" svg:width="0.174cm" svg:height="0.246cm" svg:x="1.637cm" svg:y="10.232cm" svg:viewBox="0 0 175 247" svg:d="m110 247c-47-67-85-143-110-224l37-12 38-11c23 73 57 140 100 201l-33 22z">
            <text:p/>
          </draw:path>
          <draw:path draw:style-name="gr2" draw:text-style-name="P1" draw:layer="layout" svg:width="0.092cm" svg:height="0.248cm" svg:x="1.6cm" svg:y="9.926cm" svg:viewBox="0 0 93 249" svg:d="m17 249c-12-50-17-102-17-154 0-32 2-63 6-95l39 5 40 6c-4 28-6 56-6 84 0 47 5 93 14 139l-38 7z">
            <text:p/>
          </draw:path>
          <draw:path draw:style-name="gr2" draw:text-style-name="P1" draw:layer="layout" svg:width="0.172cm" svg:height="0.246cm" svg:x="1.622cm" svg:y="9.618cm" svg:viewBox="0 0 173 247" svg:d="m0 226c21-79 56-155 109-226l32 25 32 23c-48 63-78 129-96 199l-39-11z">
            <text:p/>
          </draw:path>
          <draw:path draw:style-name="gr2" draw:text-style-name="P1" draw:layer="layout" svg:width="0.234cm" svg:height="0.202cm" svg:x="1.785cm" svg:y="9.408cm" svg:viewBox="0 0 235 203" svg:d="m0 148c52-55 117-105 196-148l19 34 20 35c-72 40-131 84-178 134l-28-27z">
            <text:p/>
          </draw:path>
          <draw:path draw:style-name="gr2" draw:text-style-name="P1" draw:layer="layout" svg:width="0.122cm" svg:height="0.254cm" svg:x="2.015cm" svg:y="9.187cm" svg:viewBox="0 0 123 255" svg:d="m43 183 15 36 26-12-15-35c-9 3-18 7-26 11zm32 72-17-36v0l-10 4c-34-80-48-154-48-223h40 39c0 59 13 124 42 193 2 6 2 10 2 14 0 9-2 15-4 21s-9 10-15 15c-2 0-3 0-5 2-8 2-16 6-24 10z">
            <text:p/>
          </draw:path>
          <draw:path draw:style-name="gr2" draw:text-style-name="P1" draw:layer="layout" svg:width="0.176cm" svg:height="0.24cm" svg:x="2.023cm" svg:y="8.876cm" svg:viewBox="0 0 177 241" svg:d="m0 226c8-45 23-86 44-124s46-71 77-102l27 27 29 28c-26 26-48 54-64 85-17 31-29 65-36 101l-38-8z">
            <text:p/>
          </draw:path>
          <draw:path draw:style-name="gr2" draw:text-style-name="P1" draw:layer="layout" svg:width="0.246cm" svg:height="0.168cm" svg:x="2.208cm" svg:y="8.714cm" svg:viewBox="0 0 247 169" svg:d="m0 105c65-48 143-84 228-105l9 38 10 38c-74 19-143 51-200 93l-24-32z">
            <text:p/>
          </draw:path>
          <draw:path draw:style-name="gr2" draw:text-style-name="P1" draw:layer="layout" svg:width="0.248cm" svg:height="0.088cm" svg:x="2.517cm" svg:y="8.689cm" svg:viewBox="0 0 249 89" svg:d="m0 9c39-6 79-9 117-9 44 0 88 4 132 11l-6 39-7 39c-39-6-79-9-119-9-35 0-70 2-105 7l-6-39z">
            <text:p/>
          </draw:path>
          <draw:path draw:style-name="gr2" draw:text-style-name="P1" draw:layer="layout" svg:width="0.257cm" svg:height="0.19cm" svg:x="2.826cm" svg:y="8.718cm" svg:viewBox="0 0 258 191" svg:d="m21 0c78 21 154 56 221 104l-19 27 35 12c-1 2-1 4-2 5-1 3-2 5-3 9-23 70-8 10-14 14s-14 5-20 5-14-2-20-5c-1-1-2-1-3-2-60-43-127-73-196-92l10-39zm209 98 4-5-2-1-37-13c-1 2-2 5-2 7z">
            <text:p/>
          </draw:path>
          <draw:path draw:style-name="gr2" draw:text-style-name="P1" draw:layer="layout" svg:width="0.206cm" svg:height="0.229cm" svg:x="3.043cm" svg:y="8.561cm" svg:viewBox="0 0 207 230" svg:d="m0 194c19-39 43-75 71-107 26-33 56-62 88-87l24 32 24 31c-27 22-53 46-76 74-23 29-44 60-60 93l-36-17z">
            <text:p/>
          </draw:path>
          <draw:path draw:style-name="gr2" draw:text-style-name="P1" draw:layer="layout" svg:width="0.248cm" svg:height="0.148cm" svg:x="3.272cm" svg:y="8.433cm" svg:viewBox="0 0 249 149" svg:d="m0 81c73-42 153-69 237-81l6 39 6 39c-74 11-146 35-209 71l-19-34z">
            <text:p/>
          </draw:path>
          <draw:path draw:style-name="gr2" draw:text-style-name="P1" draw:layer="layout" svg:width="0.245cm" svg:height="0.108cm" svg:x="3.593cm" svg:y="8.425cm" svg:viewBox="0 0 246 109" svg:d="m0 0h23c75 0 150 11 223 34l-11 37-12 38c-65-20-132-30-200-30-6 0-14 0-21 1l-1-40z">
            <text:p/>
          </draw:path>
          <draw:path draw:style-name="gr2" draw:text-style-name="P1" draw:layer="layout" svg:width="0.239cm" svg:height="0.193cm" svg:x="3.885cm" svg:y="8.488cm" svg:viewBox="0 0 240 194" svg:d="m31 0c76 33 148 79 209 137l-27 29-27 28c-54-52-117-93-186-121l17-37z">
            <text:p/>
          </draw:path>
          <draw:path draw:style-name="gr2" draw:text-style-name="P1" draw:layer="layout" svg:width="0.174cm" svg:height="0.252cm" svg:x="4.121cm" svg:y="8.686cm" svg:viewBox="0 0 175 253" svg:d="m60 0c47 57 87 124 115 199l-19 6 19 33c-6 3-12 7-18 9s-12 6-19 6-13-2-19-6-12-8-16-14c-1-2-1-4-2-6-26-68-60-126-101-177l29-25zm109 188 18-8-1-2-18-34c-6 3-12 6-18 10z">
            <text:p/>
          </draw:path>
          <draw:path draw:style-name="gr2" draw:text-style-name="P1" draw:layer="layout" svg:width="0.246cm" svg:height="0.118cm" svg:x="4.336cm" svg:y="8.775cm" svg:viewBox="0 0 247 119" svg:d="m0 45c77-28 160-43 245-45l1 40 1 39c-76 2-151 14-220 40l-14-37z">
            <text:p/>
          </draw:path>
          <draw:path draw:style-name="gr2" draw:text-style-name="P1" draw:layer="layout" svg:width="0.247cm" svg:height="0.12cm" svg:x="4.657cm" svg:y="8.777cm" svg:viewBox="0 0 248 121" svg:d="m5 0c83 5 164 21 243 46l-12 37-11 38c-73-23-148-37-225-42l3-40z">
            <text:p/>
          </draw:path>
          <draw:path draw:style-name="gr2" draw:text-style-name="P1" draw:layer="layout" svg:width="0.245cm" svg:height="0.183cm" svg:x="4.954cm" svg:y="8.85cm" svg:viewBox="0 0 246 184" svg:d="m29 0c80 32 154 73 217 121l-25 32-23 31c-57-44-125-82-198-111l14-37z">
            <text:p/>
          </draw:path>
          <draw:path draw:style-name="gr2" draw:text-style-name="P1" draw:layer="layout" svg:width="0.19cm" svg:height="0.237cm" svg:x="5.207cm" svg:y="9.024cm" svg:viewBox="0 0 191 238" svg:d="m55 0c34 33 62 67 85 103 23 37 41 76 51 116l-38 9-38 10c-9-31-23-63-42-93-19-30-44-60-73-88l27-28z">
            <text:p/>
          </draw:path>
          <draw:path draw:style-name="gr2" draw:text-style-name="P1" draw:layer="layout" svg:width="0.157cm" svg:height="0.238cm" svg:x="5.25cm" svg:y="9.329cm" svg:viewBox="0 0 158 239" svg:d="m158 1c-1 40-9 81-25 121-16 39-40 79-73 117l-31-25-29-26c27-31 47-64 60-96 13-31 19-61 19-92l40 1z">
            <text:p/>
          </draw:path>
          <draw:path draw:style-name="gr2" draw:text-style-name="P1" draw:layer="layout" svg:width="0.216cm" svg:height="0.225cm" svg:x="5.261cm" svg:y="9.561cm" svg:viewBox="0 0 217 226" svg:d="m43 0c32 21 63 47 93 79 29 30 56 65 81 104l-33 22-33 21c-22-35-47-67-72-93s-52-49-79-66l21-34z">
            <text:p/>
          </draw:path>
          <draw:path draw:style-name="gr2" draw:text-style-name="P1" draw:layer="layout" svg:width="0.144cm" svg:height="0.248cm" svg:x="5.45cm" svg:y="9.817cm" svg:viewBox="0 0 145 249" svg:d="m71 0c36 73 64 155 74 238l-39 5-39 6c-10-74-34-147-67-213l35-17z">
            <text:p/>
          </draw:path>
          <draw:path draw:style-name="gr2" draw:text-style-name="P1" draw:layer="layout" svg:width="0.137cm" svg:height="0.246cm" svg:x="5.462cm" svg:y="10.138cm" svg:viewBox="0 0 138 247" svg:d="m138 1c-1 43-7 85-19 126-11 42-28 82-52 120l-34-22-33-22c19-30 34-64 44-98 9-34 14-69 15-105l39 1z">
            <text:p/>
          </draw:path>
          <draw:path draw:style-name="gr2" draw:text-style-name="P1" draw:layer="layout" svg:width="0.239cm" svg:height="0.189cm" svg:x="5.235cm" svg:y="10.397cm" svg:viewBox="0 0 240 190" svg:d="m240 55c-27 27-57 52-92 75s-75 43-119 60l-15-37-14-36c39-16 75-33 105-54 30-19 55-40 78-63l28 27z">
            <text:p/>
          </draw:path>
        </draw:g>
        <draw:frame draw:style-name="gr4" draw:text-style-name="P3" draw:layer="layout" svg:width="3.69cm" svg:height="0.747cm" svg:x="1.875cm" svg:y="9.107cm">
          <draw:text-box>
            <text:p text:style-name="P2"><text:span text:style-name="T1">Administration</text:span></text:p>
          </draw:text-box>
        </draw:frame>
        <draw:frame draw:style-name="gr4" draw:text-style-name="P3" draw:layer="layout" svg:width="3.224cm" svg:height="0.747cm" svg:x="2.393cm" svg:y="10.55cm">
          <draw:text-box>
            <text:p text:style-name="P2"><text:span text:style-name="T3">12 adresses</text:span><text:span text:style-name="T1"> </text:span></text:p>
          </draw:text-box>
        </draw:frame>
        <draw:frame draw:style-name="gr9" draw:text-style-name="P1" draw:layer="layout" svg:width="2.6cm" svg:height="0.24cm" svg:x="3.55cm" svg:y="9.935cm">
          <draw:image xlink:href="Pictures/200005E5000082EA00000C0FD2189CD9.svm" xlink:type="simple" xlink:show="embed" xlink:actuate="onLoad">
            <text:p/>
          </draw:image>
        </draw:frame>
        <draw:line draw:style-name="gr10" draw:text-style-name="P1" draw:layer="layout" svg:x1="8.05cm" svg:y1="7.175cm" svg:x2="5.05cm" svg:y2="10.05cm">
          <text:p/>
        </draw:line>
        <draw:line draw:style-name="gr10" draw:text-style-name="P1" draw:layer="layout" svg:x1="8.583cm" svg:y1="7.3cm" svg:x2="6.675cm" svg:y2="1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01-21T16:06:28</dc:date>
    <meta:editing-duration>PT7H52M24S</meta:editing-duration>
    <meta:editing-cycles>29</meta:editing-cycles>
    <meta:generator>LibreOffice/3.4$Unix LibreOffice_project/340m1$Build-502</meta:generator>
    <meta:document-statistic meta:object-count="225"/>
  </office:meta>
</office:document-meta>
</file>